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hilanka" svg:font-family="Chilank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Chilanka" fo:font-weight="bold" style:font-weight-asian="bold" style:font-weight-complex="bold" fo:font-size="32pt" style:font-size-asian="32pt" style:font-size-complex="32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T12" style:parent-style-name="Policepardéfaut" style:family="text">
      <style:text-properties fo:language="en" fo:country="US" style:language-asian="en" style:country-asian="US" style:language-complex="ar" style:country-complex="SA"/>
    </style:style>
    <style:style style:name="P13" style:parent-style-name="Normal" style:family="paragraph"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5" style:parent-style-name="Standard" style:family="paragraph">
      <style:paragraph-properties fo:text-align="center"/>
    </style:style>
    <style:style style:name="T16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17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9" style:parent-style-name="Standard" style:family="paragraph">
      <style:paragraph-properties fo:text-align="center"/>
    </style:style>
    <style:style style:name="T20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4" style:parent-style-name="Standard" style:family="paragraph">
      <style:paragraph-properties fo:text-align="center"/>
    </style:style>
    <style:style style:name="T35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T36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7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9" style:parent-style-name="Standard" style:family="paragraph">
      <style:paragraph-properties fo:text-align="center"/>
    </style:style>
    <style:style style:name="T40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9" style:parent-style-name="Standard" style:family="paragraph">
      <style:paragraph-properties fo:text-align="center"/>
    </style:style>
    <style:style style:name="T60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61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64" style:parent-style-name="Standard" style:family="paragraph">
      <style:paragraph-properties fo:text-align="center"/>
    </style:style>
    <style:style style:name="T65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9" style:parent-style-name="Standard" style:family="paragraph">
      <style:paragraph-properties fo:text-align="center"/>
    </style:style>
    <style:style style:name="T80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8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2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7" style:parent-style-name="Standard" style:family="paragraph">
      <style:paragraph-properties fo:text-align="center"/>
    </style:style>
    <style:style style:name="T98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99" style:parent-style-name="Normal" style:family="paragraph">
      <style:text-properties fo:font-size="16pt" style:font-size-asian="16pt" style:font-size-complex="16pt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1" style:parent-style-name="Standard" style:family="paragraph">
      <style:paragraph-properties fo:text-align="center"/>
    </style:style>
    <style:style style:name="T112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113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6" style:parent-style-name="Standard" style:family="paragraph">
      <style:paragraph-properties fo:text-align="center"/>
    </style:style>
    <style:style style:name="T117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US" style:language-asian="en" style:country-asian="US" style:language-complex="ar" style:country-complex="SA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1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0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1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132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a xlink:href="https://github.com/tijaniabdellatif/Algorithme_C/blob/main/les%20Commandes_de_base/Les%20commandes%20Unix%20de%20base%20à%20connaître.pdf" office:target-frame-name="_top" xlink:show="replace"><text:span text:style-name="T2">Les commandes Unix de base</text:span></text:a></text:p>
      <text:p text:style-name="P3"><text:a xlink:href="https://github.com/tijaniabdellatif/Algorithme_C/blob/main/les%20Commandes_de_base/Les%20commandes%20Unix%20de%20base%20à%20connaître.pdf" office:target-frame-name="_top" xlink:show="replace"/></text:p>
      <text:p text:style-name="P4"/>
      <text:p text:style-name="P5"/>
      <text:p text:style-name="P6"/>
      <text:p text:style-name="P7"/>
      <text:p text:style-name="P8"><text:span text:style-name="T9">1- MAN</text:span></text:p>
      <text:p text:style-name="P10"/>
      <text:p text:style-name="P11"/>
      <text:p text:style-name="Standard"><text:span text:style-name="T12"><draw:frame draw:z-index="11" draw:id="id0" draw:style-name="a0" draw:name="Forme4" text:anchor-type="paragraph" svg:x="1.60827in" svg:y="0.17559in" svg:width="4.64514in" svg:height="0.75in" style:rel-width="scale" style:rel-height="scale"><draw:text-box><text:p text:style-name="P13">Affiche les pages du manuel système.</text:p></draw:text-box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2- ls</text:p>
      <text:p text:style-name="P15"><text:span text:style-name="T16"><draw:frame draw:z-index="12" draw:id="id1" draw:style-name="a1" draw:name="Forme5" text:anchor-type="paragraph" svg:x="0in" svg:y="0.12998in" svg:width="7.86389in" svg:height="2.77917in" style:rel-width="scale" style:rel-height="scale"><draw:text-box><text:p text:style-name="Normal">Permet de lister un répertoire</text:p><text:p text:style-name="Normal"><text:s/>Options les<text:s/>plus fréquentes :</text:p><text:p text:style-name="Normal"/><text:p text:style-name="Normal"><text:s text:c="4"/>-l : Permet un affichage détaillé du répertoire (permissions d'accès, le nombre de liens physiques, le nom du propriétaire et du groupe, la taille en octets, et l'horodatage)</text:p><text:p text:style-name="Normal"><text:s text:c="4"/>-h : Associé avec -l affiche la taille des fichiers avec un suffixe correspondant à l'unité (K, M, G)</text:p><text:p text:style-name="Normal"><text:s text:c="4"/>-a : Permet l'affichage des fichiers et répertoires cachés (ceux qui commencent par un . (point))</text:p><text:p text:style-name="Normal"><text:s text:c="4"/>-lct : Permet de trier les fichiers et répertoires par date de modification décroissante</text:p><text:p text:style-name="Normal"/><text:p text:style-name="Normal"/></draw:text-box><svg:title/><svg:desc/></draw:frame></text:span></text:p>
      <text:soft-page-break/>
      <text:p text:style-name="P17">3-cd</text:p>
      <text:p text:style-name="P18"/>
      <text:p text:style-name="P19"><text:span text:style-name="T20"><draw:frame draw:z-index="13" draw:id="id2" draw:style-name="a2" draw:name="Forme6" text:anchor-type="paragraph" svg:x="0.62913in" svg:y="0.24173in" svg:width="6.04167in" svg:height="3.45in" style:rel-width="scale" style:rel-height="scale"><draw:text-box><text:p text:style-name="Normal">Permet de se promener dans les répertoires</text:p><text:p text:style-name="Normal">Exemples d'utilisation :</text:p><text:p text:style-name="Normal"/><text:p text:style-name="Normal"><text:s text:c="4"/>cd</text:p><text:p text:style-name="Normal"><text:s text:c="4"/>permet de revenir au répertoire /home/utilisateur (identique à cd ~)</text:p><text:p text:style-name="Normal"><text:s text:c="4"/>cd -</text:p><text:p text:style-name="Normal"><text:s text:c="4"/>permet de revenir au répertoire précédent</text:p><text:p text:style-name="Normal"><text:s text:c="4"/>cd ..</text:p><text:p text:style-name="Normal"><text:s text:c="4"/>permet de remonter au répertoire parent<text:s/>(ne pas oublier l'espace contrairement à windows)</text:p><text:p text:style-name="Normal"><text:s text:c="4"/>cd /</text:p><text:p text:style-name="Normal"><text:s text:c="4"/>permet de remonter à la racine de l'ensemble du système de fichiers</text:p><text:p text:style-name="Normal"><text:s text:c="4"/>cd /usr/bin/ ou usr/bin</text:p><text:p text:style-name="Normal"><text:s text:c="4"/>se place dans le répertoire /usr/bin/</text:p><text:p text:style-name="Normal"/><text:p text:style-name="Normal"/></draw:text-box><svg:title/><svg:desc/></draw:frame>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<draw:frame draw:z-index="14" draw:id="id3" draw:style-name="a3" draw:name="Forme7" text:anchor-type="paragraph" svg:x="0.67087in" svg:y="0.6752in" svg:width="6.4375in" svg:height="3.25903in" style:rel-width="scale" style:rel-height="scale"><draw:text-box><text:p text:style-name="Normal"><text:s/>Permet de déplacer ou renommer des<text:s/>fichiers et des répertoires</text:p><text:p text:style-name="Normal">Options les plus fréquentes :</text:p><text:p text:style-name="Normal"/><text:p text:style-name="Normal"><text:s text:c="4"/>-f : Écrase les fichiers de destination sans confirmation</text:p><text:p text:style-name="Normal"><text:s text:c="4"/>-i : Demande confirmation avant d'écraser</text:p><text:p text:style-name="Normal"><text:s text:c="4"/>-u : N'écrase pas le fichier de destination si celui-ci est plus récent</text:p><text:p text:style-name="Normal"/><text:p text:style-name="Normal">Exemples<text:s/>d'utilisation :</text:p><text:p text:style-name="Normal"/><text:p text:style-name="Normal"><text:s text:c="4"/>mv monFichier unRep/</text:p><text:p text:style-name="Normal"><text:s text:c="4"/>Déplace monFichier dans le répertoire unRep</text:p><text:p text:style-name="Normal"><text:s text:c="4"/>mv unRep/monFichier .</text:p><text:p text:style-name="Normal"><text:s text:c="4"/>Déplace le fichier monFichier du répertoire unRep là où on se trouve</text:p><text:p text:style-name="Normal"><text:s text:c="4"/>mv unRep monRep</text:p><text:p text:style-name="Normal"><text:s text:c="4"/>Renomme unRep en monRep</text:p><text:p text:style-name="Normal"/><text:p text:style-name="Normal"/></draw:text-box><svg:title/><svg:desc/></draw:frame></text:span><text:span text:style-name="T36">4- mv</text:span></text:p>
      <text:soft-page-break/>
      <text:p text:style-name="P37">5-cp</text:p>
      <text:p text:style-name="P38"/>
      <text:p text:style-name="P39"><text:span text:style-name="T40"><draw:frame draw:z-index="15" draw:id="id4" draw:style-name="a4" draw:name="Forme8" text:anchor-type="paragraph" svg:x="0.92008in" svg:y="0.14843in" svg:width="5.29167in" svg:height="3.35417in" style:rel-width="scale" style:rel-height="scale"><draw:text-box><text:p text:style-name="Normal">Permet de copier des fichiers ou des répertoires</text:p><text:p text:style-name="Normal">Options les plus fréquentes :</text:p><text:p text:style-name="Normal"/><text:p text:style-name="Normal"><text:s text:c="4"/>-a : Archive. Copie en gardant les droits, dates, propriétaires, groupes, etc.</text:p><text:p text:style-name="Normal"><text:s text:c="4"/>-i : Demande une confirmation avant d'écraser</text:p><text:p text:style-name="Normal"><text:s text:c="4"/>-r : Copie un répertoire et tout son contenu, y compris les éventuels sous-répertoires</text:p><text:p text:style-name="Normal"><text:s/>Exemples d'utilisation :</text:p><text:p text:style-name="Normal"/><text:p text:style-name="Normal"><text:s text:c="4"/>cp monFichier sousrep/</text:p><text:p text:style-name="Normal"><text:s text:c="4"/>Copie monFichier dans sousrep</text:p><text:p text:style-name="Normal"><text:s text:c="4"/>cp -r monRep/ ailleurs/</text:p><text:p text:style-name="Normal"><text:s text:c="4"/>Copie le répertoire monRep (et ses éventuels sous-répertoires) vers ailleurs en créant le<text:s/>répertoire ailleurs/monRep s'il n'existe pas.</text:p><text:p text:style-name="Normal"/></draw:text-box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6-rm</text:p>
      <text:p text:style-name="P59"><text:span text:style-name="T60"><draw:frame draw:z-index="16" draw:id="id5" draw:style-name="a5" draw:name="Forme9" text:anchor-type="paragraph" svg:x="1.37913in" svg:y="1.18622in" svg:width="5.12431in" svg:height="2.89514in" style:rel-width="scale" style:rel-height="scale"><draw:text-box><text:p text:style-name="Normal">Permet d'effacer des fichiers</text:p><text:p text:style-name="Normal">Options les plus fréquentes :</text:p><text:p text:style-name="Normal"/><text:p text:style-name="Normal"><text:s text:c="4"/>-i : Demande confirmation avant d'effacer</text:p><text:p text:style-name="Normal"><text:s text:c="4"/>-f : Ne demande pas de confirmation avant d'effacer</text:p><text:p text:style-name="Normal"/></draw:text-box><svg:title/><svg:desc/></draw:frame></text:span></text:p>
      <text:soft-page-break/>
      <text:p text:style-name="P61">7-mkdir</text:p>
      <text:p text:style-name="P62"/>
      <text:p text:style-name="P63"/>
      <text:p text:style-name="P64"><text:span text:style-name="T65"><draw:frame draw:z-index="17" draw:id="id6" draw:style-name="a6" draw:name="Forme10" text:anchor-type="paragraph" svg:x="1.15in" svg:y="0.16378in" svg:width="5.18681in" svg:height="2.89514in" style:rel-width="scale" style:rel-height="scale"><draw:text-box><text:p text:style-name="Normal"><text:s/>Crée<text:s/>un répertoire vide</text:p><text:p text:style-name="Normal">Options les plus fréquentes :</text:p><text:p text:style-name="Normal"/><text:p text:style-name="Normal"><text:s text:c="4"/>-p : Crée les répertoires parents s'ils n'existent pas</text:p><text:p text:style-name="Normal"/><text:p text:style-name="Normal">Exemples d'utilisation :</text:p><text:p text:style-name="Normal"/><text:p text:style-name="Normal"><text:s text:c="4"/>mkdir photos</text:p><text:p text:style-name="Normal"><text:s text:c="4"/>Crée le répertoire photos</text:p><text:p text:style-name="Normal"><text:s text:c="4"/>mkdir -p photos/2005/noel</text:p><text:p text:style-name="Normal"><text:s text:c="4"/>Crée le répertoire noel et s'ils n'existent pas les répertoires 2005 et photos</text:p><text:p text:style-name="Normal"/><text:p text:style-name="Normal"/></draw:text-box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8-rmdir</text:p>
      <text:p text:style-name="P79"><text:span text:style-name="T80"><draw:frame draw:z-index="18" draw:id="id7" draw:style-name="a7" draw:name="Forme11" text:anchor-type="paragraph" svg:x="0.75433in" svg:y="0.70157in" svg:width="5.91667in" svg:height="2.95764in" style:rel-width="scale" style:rel-height="scale"><draw:text-box><text:p text:style-name="Normal"><text:s/>Supprime un répertoire (vide)</text:p><text:p text:style-name="Normal">Options les plus fréquentes :</text:p><text:p text:style-name="Normal"/><text:p text:style-name="Normal"><text:s text:c="4"/>-p : Supprime les répertoires parents s'ils deviennent vides</text:p><text:p text:style-name="Normal"/><text:p text:style-name="Normal">Exemples d'utilisation :</text:p><text:p text:style-name="Normal"/><text:p text:style-name="Normal"><text:s text:c="4"/>rmdir LeRep</text:p><text:p text:style-name="Normal"><text:s text:c="4"/>Supprime le<text:s/>répertoire LeRep</text:p><text:p text:style-name="Normal"/><text:p text:style-name="Normal"/></draw:text-box><svg:title/><svg:desc/></draw:frame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soft-page-break/>
      <text:p text:style-name="P92">9-pwd</text:p>
      <text:p text:style-name="P93"/>
      <text:p text:style-name="P94"/>
      <text:p text:style-name="P95"/>
      <text:p text:style-name="P96"/>
      <text:p text:style-name="P97"><text:span text:style-name="T98"><draw:frame draw:z-index="19" draw:id="id8" draw:style-name="a8" draw:name="Forme12" text:anchor-type="paragraph" svg:x="2.08543in" svg:y="0.12087in" svg:width="5.43889in" svg:height="0.77917in" style:rel-width="scale" style:rel-height="scale"><draw:text-box><text:p text:style-name="P99">lAffiche le répertoire de travail</text:p></draw:text-box><svg:title/><svg:desc/></draw:frame>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10-ln</text:p>
      <text:p text:style-name="P111"><text:span text:style-name="T112"><draw:frame draw:z-index="20" draw:id="id9" draw:style-name="a9" draw:name="Forme13" text:anchor-type="paragraph" svg:x="0.7126in" svg:y="0.7126in" svg:width="6.41667in" svg:height="4.29167in" style:rel-width="scale" style:rel-height="scale"><draw:text-box><text:p text:style-name="Normal"><text:s/>Options les plus fréquentes :</text:p><text:p text:style-name="Normal"/><text:p text:style-name="Normal"><text:s text:c="4"/>-s : Crée un lien symbolique (similaire au raccourci du monde Windows)</text:p><text:p text:style-name="Normal"><text:s text:c="4"/>-f : Force l'écrasement du fichier de<text:s/>destination s'il existe</text:p><text:p text:style-name="Normal"><text:s text:c="4"/>-d : Crée un lien sur un répertoire (uniquement en mode sudo ou root)</text:p><text:p text:style-name="Normal"/><text:p text:style-name="Normal">Exemples d'utilisation :</text:p><text:p text:style-name="Normal"/><text:p text:style-name="Normal"><text:s text:c="4"/>ln -s Rep1/Rep2/Monfichier MonLien</text:p><text:p text:style-name="Normal"><text:s text:c="4"/>Crée un lien symbolique MonLien de Rep1/Rep2/Monfichier dans le répertoire où on se<text:s/>trouve</text:p><text:p text:style-name="Normal"><text:s text:c="4"/>ln Monfichier unRep/AutreNom</text:p><text:p text:style-name="Normal"><text:s text:c="4"/>Crée un lien physique AutreNom de Monfichier dans le répertoire unRep</text:p><text:p text:style-name="Normal"/><text:p text:style-name="Normal"/></draw:text-box><svg:title/><svg:desc/></draw:frame></text:span></text:p>
      <text:soft-page-break/>
      <text:p text:style-name="P113">11-cat</text:p>
      <text:p text:style-name="P114"/>
      <text:p text:style-name="P115"/>
      <text:p text:style-name="P116"><text:span text:style-name="T117"><draw:frame draw:z-index="21" draw:id="id10" draw:style-name="a10" draw:name="Forme14" text:anchor-type="paragraph" svg:x="1.50354in" svg:y="0.20709in" svg:width="6.20764in" svg:height="2.79167in" style:rel-width="scale" style:rel-height="scale"><draw:text-box><text:p text:style-name="Normal">Affiche le contenu d'un fichier</text:p><text:p text:style-name="Normal">Options les plus fréquentes :</text:p><text:p text:style-name="Normal"/><text:p text:style-name="Normal"><text:s text:c="4"/>-n : Affiche les numéros de ligne</text:p><text:p text:style-name="Normal"><text:s text:c="4"/>-v : Affiche les caractères de contrôles</text:p><text:p text:style-name="Normal"/><text:p text:style-name="Normal">Exemple d'utilisation :</text:p><text:p text:style-name="Normal"/><text:p text:style-name="Normal"><text:s text:c="4"/>cat -n monFichier</text:p><text:p text:style-name="Normal"><text:s text:c="4"/>Affiche monFichier en numérotant les lignes à partir de 1</text:p><text:p text:style-name="Normal"/></draw:text-box><svg:title/><svg:desc/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hilanka" svg:font-family="Chilank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ucode</dc:creator>
    <meta:creation-date>2021-01-07T11:25:00Z</meta:creation-date>
    <dc:date>2021-01-14T23:35:00Z</dc:date>
    <meta:template xlink:href="Normal.dotm" xlink:type="simple"/>
    <meta:editing-cycles>4</meta:editing-cycles>
    <meta:editing-duration>PT240S</meta:editing-duration>
    <meta:document-statistic meta:page-count="8" meta:paragraph-count="1" meta:word-count="74" meta:character-count="501" meta:row-count="3" meta:non-whitespace-character-count="428"/>
  </office:meta>
</office:document-meta>
</file>